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text-align="center" style:justify-single-word="false"/>
    </style:style>
    <style:style style:name="T1" style:family="text">
      <style:text-properties fo:font-size="15pt" style:font-size-asian="15pt" style:font-size-complex="15pt"/>
    </style:style>
    <style:style style:name="T2" style:family="text">
      <style:text-properties fo:font-size="18pt" style:font-size-asian="18pt" style:font-size-complex="18pt"/>
    </style:style>
    <style:style style:name="T3" style:family="text">
      <style:text-properties style:font-name="Noto Sans Symbols" fo:font-size="18pt" style:font-size-asian="18pt" style:font-size-complex="18pt"/>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3">Verse by Verse Focus Study (VVFS)</text:span></text:span><text:span text:style-name="T2"><text:line-break/></text:span><text:span text:style-name="Strong_20_Emphasis"><text:span text:style-name="T2">Word of Focus: Bowed (Strong’s #3766)</text:span></text:span></text:p>
      <text:p text:style-name="Horizontal_20_Line"/>
      <text:p text:style-name="P6"><text:span text:style-name="Strong_20_Emphasis"><text:span text:style-name="T1">Part One: Verse of the Day</text:span></text:span></text:p>
      <text:p text:style-name="Text_20_body"><text:span text:style-name="Strong_20_Emphasis">Nehemiah 8:6 (KJV)</text:span><text:line-break/>And Ezra blessed the LORD, the great God. And all the people answered, Amen, Amen, with lifting up their hands: and they bowed their heads, and worshipped the LORD with their faces to the ground.</text:p>
      <text:p text:style-name="Horizontal_20_Line"/>
      <text:section text:style-name="Sect1" text:name="Section1">
        <text:p text:style-name="Text_20_body"><text:span text:style-name="Strong_20_Emphasis">Context Summary:</text:span><text:line-break/>This verse takes place during a significant spiritual revival among the people of Israel after returning from Babylonian captivity. The wall of Jerusalem had been rebuilt, and now Ezra the scribe was reading the Law of God publicly to the people. Their heartfelt response—lifting their hands, bowing their heads, and worshiping—was a visible expression of humility and reverence for God’s Word.</text:p>
        <text:p text:style-name="Horizontal_20_Line"/>
        <text:p text:style-name="P6"><text:span text:style-name="Strong_20_Emphasis"><text:span text:style-name="T1">Part Two: Bible Versions</text:span></text:span></text:p>
        <text:p text:style-name="Text_20_body"><text:span text:style-name="Strong_20_Emphasis">Wycliffe Bible (1382):</text:span><text:line-break/>And Ezra blessed the Lord God great; and all the people answered, Amen, Amen, raising their hands; and they bowed their heads, and worshipped God, lowly on the earth.</text:p>
        <text:p text:style-name="Text_20_body"><text:span text:style-name="Strong_20_Emphasis">Coverdale Bible (1535):</text:span><text:line-break/>And Esdras praysed the LORDE that greate God. And all the people answered Amen, Amen, and lift vp their handes, and fell downe, and worshipped the LORDE with their faces to the grounde.</text:p>
        <text:p text:style-name="Text_20_body"><text:span text:style-name="Strong_20_Emphasis">Matthew’s Bible (1537):</text:span><text:line-break/>And Esdras blessed the Lord that great God. And all the people answered, Amen, Amen, and lifted up their hands, and fell down and worshipped the Lord with their faces to the ground.</text:p>
        <text:p text:style-name="Text_20_body"><text:span text:style-name="Strong_20_Emphasis">Great Bible (1539):</text:span><text:line-break/>And Esdras blessed the Lord that great God. And all the people answered, Amen, Amen, and lifted up their hands, and fell down and worshipped the Lord with their faces to the ground.</text:p>
        <text:p text:style-name="Text_20_body"><text:span text:style-name="Strong_20_Emphasis">Geneva Bible (1599):</text:span><text:line-break/>And Ezra praised the Lord the great God, and all the people answered, Amen, Amen, with lifting up their hands: and they bowed, and worshipped the Lord with their faces to the ground.</text:p>
        <text:p text:style-name="Text_20_body"><text:span text:style-name="Strong_20_Emphasis">Bishops' Bible (1568):</text:span><text:line-break/>And Ezra praised the Lord the great God, and all the people answered Amen, Amen, with their hands lifted vp: and they bowed them selues, and worshipped the Lorde with their faces to the grounde.</text:p>
        <text:p text:style-name="Text_20_body"><text:span text:style-name="Strong_20_Emphasis">Douay-Rheims Bible (1899):</text:span><text:line-break/>And Esdras blessed the Lord the great God: and all the people answered, Amen, Amen: lifting up their hands: and they bowed down, and adored God with their faces to the ground.</text:p>
        <text:p text:style-name="Text_20_body"><text:span text:style-name="Strong_20_Emphasis">Young’s Literal Translation (1862):</text:span><text:line-break/>And Ezra blesseth Jehovah, the great God, and all the people answer, Amen, Amen, with lifting up their hands, and they bow and do obeisance to Jehovah -- faces to the earth.</text:p>
        <text:p text:style-name="Text_20_body"><text:span text:style-name="Strong_20_Emphasis">American Standard Version (1901):</text:span><text:line-break/>And Ezra blessed Jehovah, the great God. And <text:soft-page-break/>all the people answered, Amen, Amen, with the lifting up of their hands: and they bowed their heads, and worshipped Jehovah with their faces to the ground.</text:p>
        <text:p text:style-name="Text_20_body"><text:span text:style-name="Strong_20_Emphasis">Revised Version (1885):</text:span><text:line-break/>And Ezra blessed the LORD, the great God. And all the people answered, Amen, Amen, with the lifting up of their hands: and they bowed their heads, and worshipped the LORD with their faces to the ground.</text:p>
        <text:p text:style-name="Horizontal_20_Line"/>
        <text:p text:style-name="P6"><text:span text:style-name="Strong_20_Emphasis"><text:span text:style-name="T1">Part Three: Commentary</text:span></text:span></text:p>
        <text:p text:style-name="Text_20_body"><text:span text:style-name="Strong_20_Emphasis">Matthew Henry’s Complete Commentary (1710):</text:span></text:p>
        <text:p text:style-name="Quotations"><text:span text:style-name="Emphasis">"Ezra blessed the Lord as a God great in majesty and goodness, and all the people joined with him in adoration, expressing their cheerful concurrence by saying, Amen, Amen; so be it, we agree with it, we subscribe to it. The Amen is doubled to intimate the heartiness and fervency of their concurrence. They not only said Amen, but they lifted up their hands in token of their believing prayers, and bowed their heads in token of their humble adoration's; thus solemnly consenting to all that Ezra said in blessing the Lord."</text:span></text:p>
        <text:p text:style-name="Text_20_body"><text:span text:style-name="Strong_20_Emphasis">Jamieson-Fausset-Brown Commentary (1871):</text:span></text:p>
        <text:p text:style-name="Quotations"><text:span text:style-name="Emphasis">"Ezra blessed the Lord—the greatness and goodness of God were the burden of this devout acknowledgment. All the people answered, Amen, Amen—the repetition of the word gives emphasis to the feeling of devout concurrence in the sentiment uttered. They worshipped the Lord with their faces to the ground—a common posture in Eastern countries in paying homage, and one which expressed the most profound humility."</text:span></text:p>
        <text:p text:style-name="Text_20_body"><text:span text:style-name="Strong_20_Emphasis">Albert Barnes’ Notes (1872):</text:span></text:p>
        <text:p text:style-name="Quotations"><text:span text:style-name="Emphasis">"And Ezra blessed the LORD—i.e., gave Him praise and thanks for the mercy vouchsafed to His people in the return from captivity, the rebuilding of the city and temple, and now in the revival of His law and worship. Amen, Amen—This repetition of Amen was common to signify entire assent to what was said. Bowed their heads—They showed their reverence outwardly, bending themselves before God, confessing His greatness and their own unworthiness."</text:span></text:p>
        <text:p text:style-name="Text_20_body"><text:span text:style-name="Strong_20_Emphasis">John Gill’s Exposition of the Entire Bible (1746–63):</text:span></text:p>
        <text:p text:style-name="Quotations"><text:span text:style-name="Emphasis">"And they bowed their heads, and worshiped the LORD with their faces to the ground—prostrated themselves as a token of the deepest humility and reverence, confessing their sins and adoring the infinite perfections of God."</text:span></text:p>
        <text:p text:style-name="Text_20_body"><text:span text:style-name="Strong_20_Emphasis">Adam Clarke’s Commentary (1831):</text:span></text:p>
        <text:p text:style-name="Quotations"><text:span text:style-name="Emphasis">"They worshiped the Lord with their faces to the ground—This was the ancient form of adoration in the East; the Persians and other nations practiced it: and it is used to the present day by the Mohammedans, and in some Christian churches."</text:span></text:p>
        <text:p text:style-name="Horizontal_20_Line"/>
        <text:p text:style-name="P6"><text:span text:style-name="Strong_20_Emphasis"><text:span text:style-name="T1">Part Four: History and Culture Viewpoint</text:span></text:span></text:p>
        <text:p text:style-name="Text_20_body"><text:span text:style-name="Strong_20_Emphasis">Historical Context:</text:span><text:line-break/>Nehemiah 8:6 occurs during a major spiritual revival among the Jews who had returned from Babylonian exile. The people of Judah had completed the rebuilding of Jerusalem’s walls <text:soft-page-break/>(Nehemiah 6:15), but spiritual restoration was still needed. Ezra the scribe, a priest skilled in the Law of Moses (Ezra 7:6), gathered the people to read aloud from the Book of the Law.</text:p>
        <text:p text:style-name="Text_20_body">This public reading took place on the <text:span text:style-name="Strong_20_Emphasis">first day of the seventh month</text:span> (Nehemiah 8:2), corresponding to the <text:span text:style-name="Strong_20_Emphasis">Feast of Trumpets</text:span> (Leviticus 23:23–25)—a sacred assembly that marked a time of spiritual reflection and renewal.</text:p>
        <text:p text:style-name="Text_20_body">The people’s reaction in <text:span text:style-name="Strong_20_Emphasis">Nehemiah 8:6</text:span>—lifting their hands, bowing their heads, and worshiping with their faces to the ground—was a <text:span text:style-name="Strong_20_Emphasis">corporate expression of humility and worship</text:span>. Their gestures were typical of Near Eastern religious practices to demonstrate deep reverence, submission, and the acknowledgment of God’s authority.</text:p>
        <text:p text:style-name="Text_20_body"><text:span text:style-name="Strong_20_Emphasis">Cultural Practices of Bowing:</text:span><text:line-break/>In biblical times, bowing or prostration (Hebrew: <text:span text:style-name="Emphasis">kara</text:span>, Strong’s #3766) was common during acts of worship or expressions of profound respect. Similar practices were observed in ancient Persia, Babylon, and Egypt, where bowing symbolized submission to kings, rulers, or deities.</text:p>
        <text:p text:style-name="Text_20_body">For the Israelite's, <text:span text:style-name="Strong_20_Emphasis">bowing before God</text:span> signified their acknowledgment of God’s sovereignty, holiness, and their dependence upon Him. The action of putting one’s face to the ground symbolized unworthiness and submission to divine authority.</text:p>
        <text:p text:style-name="Text_20_body"><text:span text:style-name="Strong_20_Emphasis">Related Scriptures and Events:</text:span></text:p>
        <text:list text:style-name="L1">
          <text:list-item>
            <text:p text:style-name="P1"><text:span text:style-name="Strong_20_Emphasis">Exodus 34:8</text:span> — “And Moses made haste, and bowed his head toward the earth, and worshiped.”</text:p>
          </text:list-item>
          <text:list-item>
            <text:p text:style-name="P1"><text:span text:style-name="Strong_20_Emphasis">2 Chronicles 6:13</text:span> — Solomon kneels and spreads his hands toward heaven during the dedication of the Temple.</text:p>
          </text:list-item>
          <text:list-item>
            <text:p text:style-name="P1"><text:span text:style-name="Strong_20_Emphasis">Ezra 9:5</text:span> — Ezra himself bows in prayer when confessing Israel’s sins.</text:p>
          </text:list-item>
          <text:list-item>
            <text:p text:style-name="P1"><text:span text:style-name="Strong_20_Emphasis">Psalm 95:6</text:span> — “O come, let us worship and bow down: let us kneel before the LORD our maker.”</text:p>
          </text:list-item>
        </text:list>
        <text:p text:style-name="Text_20_body"><text:span text:style-name="Strong_20_Emphasis">Significance of the Moment:</text:span><text:line-break/>This act of collective worship demonstrated a unified desire among the people to return to God’s covenant. Their humility was not just ceremonial—it represented a heartfelt repentance and a national recommitment to follow God’s Law after years of spiritual neglect and exile.</text:p>
        <text:p text:style-name="Text_20_body"><text:span text:style-name="Strong_20_Emphasis">Conclusion:</text:span><text:line-break/>The events surrounding Nehemiah 8:6 show how <text:span text:style-name="Strong_20_Emphasis">worship, humility, and reverence</text:span> were vital to the spiritual renewal of Israel. It reminds modern readers of the importance of God’s Word in revival and the power of public acknowledgment of God’s greatness.</text:p>
        <text:p text:style-name="Horizontal_20_Line"/>
        <text:p text:style-name="P6"><text:span text:style-name="Strong_20_Emphasis"><text:span text:style-name="T1">Part Five: Analysis</text:span></text:span></text:p>
        <text:p text:style-name="Text_20_body">Nehemiah 8:6 is a powerful moment of national revival, illustrating the profound effect that hearing God’s Word can have on a people who are spiritually hungry. After years of exile, the Jews gathered with hearts ready to be instructed, corrected, and restored. Their visible posture of worship—raising hands, bowing heads, and falling prostrate—demonstrated that true worship begins with humility before God.</text:p>
        <text:p text:style-name="Text_20_body">The <text:span text:style-name="Strong_20_Emphasis">focus word “bowed” (Strong’s #3766)</text:span> signifies bending or bringing low, not just physically, but spiritually. The people were submitting themselves under the authority of God’s Law. Their response reveals a model for worship even today: <text:span text:style-name="Strong_20_Emphasis">exalt God’s greatness, humble ourselves, confess our sins, and seek alignment with His will.</text:span></text:p>
        <text:p text:style-name="Text_20_body">One key insight here is the contrast between <text:span text:style-name="Strong_20_Emphasis">external posture</text:span> and <text:span text:style-name="Strong_20_Emphasis">internal heart posture</text:span>. This outward action reflected inward repentance. Their response mirrors other great moments of worship in Scripture, like:</text:p>
        <text:list text:style-name="L2">
          <text:list-item>
            <text:p text:style-name="P2"><text:soft-page-break/><text:span text:style-name="Strong_20_Emphasis">Moses bowing before God (Exodus 34:8),</text:span></text:p>
          </text:list-item>
          <text:list-item>
            <text:p text:style-name="P2"><text:span text:style-name="Strong_20_Emphasis">Solomon at the Temple dedication (2 Chronicles 6:13),</text:span></text:p>
          </text:list-item>
          <text:list-item>
            <text:p text:style-name="P2">and <text:span text:style-name="Strong_20_Emphasis">Ezra’s prayer of confession (Ezra 9:5).</text:span></text:p>
          </text:list-item>
        </text:list>
        <text:p text:style-name="Text_20_body">This was not an isolated display of ritual, but a conscious acknowledgment of God’s supreme authority.</text:p>
        <text:p text:style-name="Text_20_body">Additionally, the <text:span text:style-name="Strong_20_Emphasis">repetition of “Amen, Amen”</text:span> (from the Hebrew root meaning “truth” or “certainty”) signifies their deep agreement with Ezra’s blessing and their recognition of God’s sovereignty.</text:p>
        <text:p text:style-name="Text_20_body"><text:span text:style-name="Strong_20_Emphasis">Modern Application:</text:span><text:line-break/>In modern life, busy schedules and distractions can pull believers away from true worship and reverence for God’s Word. Nehemiah 8:6 challenges readers to <text:span text:style-name="Strong_20_Emphasis">approach God with reverence</text:span>, not only lifting hands in praise but also bowing spiritually, acknowledging God’s holiness, justice, and mercy.</text:p>
        <text:p text:style-name="Text_20_body"><text:span text:style-name="Strong_20_Emphasis">For Believers Today:</text:span></text:p>
        <text:list text:style-name="L3">
          <text:list-item>
            <text:p text:style-name="P3">Worship is more than singing songs; it is an act of surrender.</text:p>
          </text:list-item>
          <text:list-item>
            <text:p text:style-name="P3">Bowing low before God—physically or in heart—is an acknowledgment of His greatness and our dependence upon Him.</text:p>
          </text:list-item>
          <text:list-item>
            <text:p text:style-name="P3">Spiritual revival often begins with a renewed commitment to God’s Word, just as it did in Nehemiah’s day.</text:p>
          </text:list-item>
        </text:list>
        <text:p text:style-name="Text_20_body"><text:span text:style-name="Strong_20_Emphasis">References Cited in Analysis:</text:span></text:p>
        <text:list text:style-name="L4">
          <text:list-item>
            <text:p text:style-name="P4"><text:span text:style-name="Strong_20_Emphasis">Matthew Henry’s Commentary on the Whole Bible</text:span></text:p>
          </text:list-item>
          <text:list-item>
            <text:p text:style-name="P4"><text:span text:style-name="Strong_20_Emphasis">Jamieson-Fausset-Brown Commentary</text:span></text:p>
          </text:list-item>
          <text:list-item>
            <text:p text:style-name="P4"><text:span text:style-name="Strong_20_Emphasis">Albert Barnes’ Notes on the Bible</text:span></text:p>
          </text:list-item>
          <text:list-item>
            <text:p text:style-name="P4"><text:span text:style-name="Strong_20_Emphasis">John Gill’s Exposition of the Entire Bible</text:span></text:p>
          </text:list-item>
          <text:list-item>
            <text:p text:style-name="P4"><text:span text:style-name="Strong_20_Emphasis">Adam Clarke’s Commentary on the Bible</text:span></text:p>
          </text:list-item>
          <text:list-item>
            <text:p text:style-name="P4"><text:span text:style-name="Strong_20_Emphasis">The Holy Bible, King James Version (1908)</text:span></text:p>
          </text:list-item>
          <text:list-item>
            <text:p text:style-name="P4"><text:span text:style-name="Strong_20_Emphasis">Geneva Bible (1599)</text:span></text:p>
          </text:list-item>
          <text:list-item>
            <text:p text:style-name="P4"><text:span text:style-name="Strong_20_Emphasis">The Book of Leviticus, Chapter 23:23–25</text:span></text:p>
          </text:list-item>
          <text:list-item>
            <text:p text:style-name="P4"><text:span text:style-name="Strong_20_Emphasis">The Book of Ezra, Chapter 9:5</text:span></text:p>
          </text:list-item>
          <text:list-item>
            <text:p text:style-name="P4"><text:span text:style-name="Strong_20_Emphasis">Psalm 95:6</text:span></text:p>
          </text:list-item>
        </text:list>
      </text:section>
      <text:p text:style-name="Horizontal_20_Line"/>
      <text:p text:style-name="P6"><text:span text:style-name="Strong_20_Emphasis"><text:span text:style-name="T1">Part Six: Prayer and Reflection</text:span></text:span></text:p>
      <text:p text:style-name="Text_20_body"><text:span text:style-name="Strong_20_Emphasis">Prayer:</text:span><text:line-break/>Heavenly Father,<text:line-break/>We come before You today, acknowledging Your greatness and majesty. Just as the people of Israel bowed before You in humility and reverence, we bow our hearts before You now. Forgive us when we have neglected Your Word or taken Your grace for granted. Renew in us a deep love for Scripture and a sincere desire to worship You not only with our lips but with our lives.<text:line-break/>Teach us to be a people who respond to Your Word with humility, repentance, and faith. Strengthen our walk with You daily. May we, like those gathered in Jerusalem, truly lift our voices in praise and bow in true worship.<text:line-break/>In the mighty name of Jesus, Amen.</text:p>
      <text:p text:style-name="Horizontal_20_Line"/>
      <text:p text:style-name="Text_20_body"><text:span text:style-name="Strong_20_Emphasis">Reflection Questions:</text:span></text:p>
      <text:list text:style-name="L5">
        <text:list-item>
          <text:p text:style-name="P5"><text:soft-page-break/>What does it mean for you personally to bow before God in your life?</text:p>
        </text:list-item>
        <text:list-item>
          <text:p text:style-name="P5">How often do you take time to listen attentively to God’s Word as the people of Israel did?</text:p>
        </text:list-item>
        <text:list-item>
          <text:p text:style-name="P5">Are there areas in your life where you need to humble yourself more before God?</text:p>
        </text:list-item>
        <text:list-item>
          <text:p text:style-name="P5">How can you incorporate both praise and repentance into your daily prayers and worship?</text:p>
        </text:list-item>
      </text:list>
      <text:p text:style-name="Horizontal_20_Line"/>
      <text:p text:style-name="Text_20_body"><text:span text:style-name="Strong_20_Emphasis">Now that you have read this, what is your view?</text:span><text:line-break/><text:span text:style-name="Strong_20_Emphasis">If you don’t write, you won’t remember.</text:span></text:p>
      <text:p text:style-name="Horizontal_20_Line"/>
      <text:p text:style-name="Horizontal_20_Line"/>
      <text:p text:style-name="Horizontal_20_Line"/>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order-top="1.5pt solid #729fcf" fo:border-bottom="1.5pt solid #729fcf" fo:border-left="none" fo:border-right="none" fo:padding="0.020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05:28:22.537557290</meta:creation-date>
    <dc:date>2025-06-23T05:57:38.022647067</dc:date>
    <meta:editing-duration>PT5M48S</meta:editing-duration>
    <meta:editing-cycles>1</meta:editing-cycles>
    <meta:document-statistic meta:table-count="0" meta:image-count="0" meta:object-count="0" meta:page-count="5" meta:paragraph-count="72" meta:word-count="1807" meta:character-count="10881" meta:non-whitespace-character-count="9187"/>
    <meta:generator>LibreOffice/24.2.7.2$Linux_X86_64 LibreOffice_project/420$Build-2</meta:generator>
  </office:meta>
</office:document-meta>
</file>